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lbany" svg:font-family="Albany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2pt solid #000000" fo:border-left="none" fo:border-right="2pt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E6E6E6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E6E6E6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E6E6E6"/>
      <style:text-properties fo:font-size="12pt" style:font-size-asian="12pt" style:font-size-complex="12pt"/>
    </style:style>
    <style:style style:name="ce9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7">
      <style:table-cell-properties fo:border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37">
      <style:table-cell-properties fo:border-top="thin solid #000000" fo:border-bottom="thin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wrap-option="wrap" fo:background-color="#E6E6E6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7">
      <style:table-cell-properties fo:border-top="2pt solid #000000" fo:border-bottom="2pt solid #000000" fo:border-left="thin solid #000000" fo:border-right="thin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7">
      <style:table-cell-properties fo:border-top="2pt solid #000000" fo:border-bottom="2pt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5" style:family="table-cell" style:parent-style-name="Default" style:data-style-name="N36">
      <style:table-cell-properties fo:border-top="thin solid #000000" fo:border-bottom="thin solid #000000" fo:border-left="2pt solid #000000" fo:border-right="thin solid #000000" style:vertical-align="middle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6" style:family="table-cell" style:parent-style-name="Default" style:data-style-name="N30">
      <style:table-cell-properties fo:border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36">
      <style:table-cell-properties fo:border-top="thin solid #000000" fo:border-bottom="2pt solid #000000" fo:border-left="2pt solid #000000" fo:border-right="thin solid #000000" style:vertical-align="middle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1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fo:wrap-option="wrap" fo:background-color="#FFFFEB" style:repeat-content="false"/>
      <style:paragraph-properties fo:text-align="start" fo:margin-left="0cm"/>
      <style:text-properties fo:font-size="12pt" style:font-size-asian="12pt" style:font-size-complex="12pt"/>
    </style:style>
    <style:style style:name="ce20" style:family="table-cell" style:parent-style-name="Default" style:data-style-name="N2">
      <style:table-cell-properties fo:border-top="thin solid #000000" fo:border-bottom="2pt solid #000000" fo:border-left="thin solid #000000" fo:border-right="2pt solid #000000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="2pt solid #000000" fo:background-color="#E6E6E6"/>
      <style:text-properties fo:font-size="24pt" style:font-size-asian="24pt" style:font-size-complex="24pt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none" style:vertical-align="automatic" fo:wrap-option="wrap" fo:background-color="#E6E6E6" style:repeat-content="false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2pt solid #000000" fo:background-color="transparent"/>
      <style:text-properties fo:font-size="16pt" style:font-size-asian="16pt" style:font-size-complex="16pt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365625cm"/>
    </style:style>
    <style:style style:name="co4" style:family="table-column">
      <style:table-column-properties fo:break-before="auto" style:column-width="4.1275cm"/>
    </style:style>
    <style:style style:name="co5" style:family="table-column">
      <style:table-column-properties fo:break-before="auto" style:column-width="1.85208333333333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0.75pt" style:use-optimal-row-height="tru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8.1pt" style:use-optimal-row-height="false" fo:break-before="auto"/>
    </style:style>
    <style:style style:name="ro6" style:family="table-row">
      <style:table-row-properties style:row-height="21pt" style:use-optimal-row-height="true" fo:break-before="auto"/>
    </style:style>
    <style:style style:name="ro7" style:family="table-row">
      <style:table-row-properties style:row-height="7.5pt" style:use-optimal-row-height="false" fo:break-before="auto"/>
    </style:style>
    <style:style style:name="ro8" style:family="table-row">
      <style:table-row-properties style:row-height="84pt" style:use-optimal-row-height="false" fo:break-before="auto"/>
    </style:style>
    <style:style style:name="ro9" style:family="table-row">
      <style:table-row-properties style:row-height="70.9pt" style:use-optimal-row-height="false" fo:break-before="auto"/>
    </style:style>
    <style:style style:name="ro10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g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7" table:number-rows-spanned="1" table:style-name="ce21">
            <text:p>Projektarbeit in der GSO – Tagesberich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2" table:number-rows-spanned="1" table:style-name="ce22">
            <text:p>Gruppen-Nummer:</text:p>
          </table:table-cell>
          <table:covered-table-cell/>
          <table:table-cell office:value-type="float" office:value="2" table:style-name="ce2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2" table:number-rows-spanned="1" table:style-name="ce23">
            <text:p>Teamleiter:</text:p>
          </table:table-cell>
          <table:covered-table-cell/>
          <table:table-cell office:value-type="string" table:style-name="ce3">
            <text:p>Sebastian Dickgreber</text:p>
          </table:table-cell>
          <table:table-cell table:style-name="ce1"/>
          <table:table-cell office:value-type="string" table:style-name="ce4">
            <text:p>Gelbe Felder ausfüllen!</text:p>
          </table:table-cell>
          <table:table-cell table:number-columns-repeated="16379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1:</text:p>
          </table:table-cell>
          <table:covered-table-cell/>
          <table:table-cell office:value-type="string" table:style-name="ce3">
            <text:p>Alica Koch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2:</text:p>
          </table:table-cell>
          <table:covered-table-cell/>
          <table:table-cell office:value-type="string" table:style-name="ce3">
            <text:p>Alexander Fricke</text:p>
          </table:table-cell>
          <table:table-cell table:number-columns-repeated="16381" table:style-name="ce1"/>
        </table:table-row>
        <table:table-row table:style-name="ro3">
          <table:table-cell office:value-type="string" table:number-columns-spanned="2" table:number-rows-spanned="1" table:style-name="ce23">
            <text:p>Team-Mitglied 3:</text:p>
          </table:table-cell>
          <table:covered-table-cell/>
          <table:table-cell office:value-type="string" table:style-name="ce3">
            <text:p>Tim Woll</text:p>
          </table:table-cell>
          <table:table-cell table:number-columns-repeated="16381" table:style-name="ce1"/>
        </table:table-row>
        <table:table-row table:style-name="ro4">
          <table:table-cell office:value-type="string" table:number-columns-spanned="2" table:number-rows-spanned="1" table:style-name="ce24">
            <text:p>Team-Mitglied 4:</text:p>
          </table:table-cell>
          <table:covered-table-cell/>
          <table:table-cell office:value-type="string" table:style-name="ce5">
            <text:p>Andreas Fuchs</text:p>
          </table:table-cell>
          <table:table-cell table:number-columns-repeated="16381" table:style-name="ce1"/>
        </table:table-row>
        <table:table-row table:style-name="ro5">
          <table:table-cell table:number-columns-repeated="16384" table:style-name="ce1"/>
        </table:table-row>
        <table:table-row table:style-name="ro6">
          <table:table-cell office:value-type="string" table:number-columns-spanned="7" table:number-rows-spanned="1" table:style-name="ce25">
            <text:p>Prozentualer Anteil der Mitglieder an der Tagesleistung der Gruppe: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style-name="ce6">
            <text:p>Datum:</text:p>
          </table:table-cell>
          <table:table-cell office:value-type="string" office:string-value="Sebastian Dickgreber" table:formula="of:=IF([.C4]=&quot;&quot;;&quot;&quot;;[.C4])" table:style-name="ce7">
            <text:p>Sebastian Dickgreber</text:p>
          </table:table-cell>
          <table:table-cell office:value-type="string" office:string-value="Alica Koch" table:formula="of:=IF([.C5]=&quot;&quot;;&quot;&quot;;[.C5])" table:style-name="ce7">
            <text:p>Alica Koch</text:p>
          </table:table-cell>
          <table:table-cell office:value-type="string" office:string-value="Alexander Fricke" table:formula="of:=IF([.C6]=&quot;&quot;;&quot;&quot;;[.C6])" table:style-name="ce7">
            <text:p>Alexander Fricke</text:p>
          </table:table-cell>
          <table:table-cell office:value-type="string" office:string-value="Tim Woll" table:formula="of:=IF([.C7]=&quot;&quot;;&quot;&quot;;[.C7])" table:style-name="ce7">
            <text:p>Tim Woll</text:p>
          </table:table-cell>
          <table:table-cell office:value-type="string" office:string-value="Andreas Fuchs" table:formula="of:=IF([.C8]=&quot;&quot;;&quot;&quot;;[.C8])" table:style-name="ce7">
            <text:p>Andreas Fuchs</text:p>
          </table:table-cell>
          <table:table-cell office:value-type="string" table:style-name="ce8">
            <text:p>Summe</text:p>
          </table:table-cell>
          <table:table-cell table:number-columns-repeated="16377"/>
        </table:table-row>
        <table:table-row table:style-name="ro3">
          <table:table-cell office:value-type="date" office:date-value="2018-11-20T00:00:00" table:style-name="ce9">
            <text:p>20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2:.F12])=0;&quot;&quot;;SUM([.B12:.F12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1T00:00:00" table:style-name="ce9">
            <text:p>21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3:.F13])=0;&quot;&quot;;SUM([.B13:.F13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2T00:00:00" table:style-name="ce9">
            <text:p>22.11.18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" table:style-name="ce10">
            <text:p>0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0.25" table:style-name="ce10">
            <text:p>25%</text:p>
          </table:table-cell>
          <table:table-cell office:value-type="percentage" office:value="1" table:formula="of:=IF(SUM([.B14:.F14])=0;&quot;&quot;;SUM([.B14:.F14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3T00:00:00" table:style-name="ce9">
            <text:p>23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5:.F15])=0;&quot;&quot;;SUM([.B15:.F15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date" office:date-value="2018-11-26T00:00:00" table:style-name="ce9">
            <text:p>26.11.18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0.2" table:style-name="ce10">
            <text:p>20%</text:p>
          </table:table-cell>
          <table:table-cell office:value-type="percentage" office:value="1" table:formula="of:=IF(SUM([.B16:.F16])=0;&quot;&quot;;SUM([.B16:.F16]))" table:style-name="ce11">
            <text:p>100%</text:p>
          </table:table-cell>
          <table:table-cell table:number-columns-repeated="16377"/>
        </table:table-row>
        <table:table-row table:style-name="ro3">
          <table:table-cell office:value-type="string" table:style-name="ce9">
            <text:p>Dokutag</text:p>
          </table:table-cell>
          <table:table-cell table:number-columns-repeated="5" table:style-name="ce10"/>
          <table:table-cell office:value-type="string" office:string-value="" table:formula="of:=IF(SUM([.B17:.F17])=0;&quot;&quot;;SUM([.B17:.F17]))" table:style-name="ce11"/>
          <table:table-cell table:number-columns-repeated="16377"/>
        </table:table-row>
        <table:table-row table:style-name="ro4">
          <table:table-cell office:value-type="string" table:style-name="ce9">
            <text:p>Präsetag</text:p>
          </table:table-cell>
          <table:table-cell table:number-columns-repeated="5" table:style-name="ce10"/>
          <table:table-cell office:value-type="string" office:string-value="" table:formula="of:=IF(SUM([.B18:.F18])=0;&quot;&quot;;SUM([.B18:.F18]))" table:style-name="ce11"/>
          <table:table-cell table:number-columns-repeated="16377"/>
        </table:table-row>
        <table:table-row table:style-name="ro4">
          <table:table-cell office:value-type="string" table:style-name="ce12">
            <text:p>Summe:</text:p>
          </table:table-cell>
          <table:table-cell office:value-type="percentage" office:value="0.21000000000000002" table:formula="of:=AVERAGE([.B12:.B18])" table:style-name="ce13">
            <text:p>21%</text:p>
          </table:table-cell>
          <table:table-cell office:value-type="percentage" office:value="0.21000000000000002" table:formula="of:=AVERAGE([.C12:.C18])" table:style-name="ce13">
            <text:p>21%</text:p>
          </table:table-cell>
          <table:table-cell office:value-type="percentage" office:value="0.16" table:formula="of:=AVERAGE([.D12:.D18])" table:style-name="ce13">
            <text:p>16%</text:p>
          </table:table-cell>
          <table:table-cell office:value-type="percentage" office:value="0.21000000000000002" table:formula="of:=AVERAGE([.E12:.E18])" table:style-name="ce13">
            <text:p>21%</text:p>
          </table:table-cell>
          <table:table-cell office:value-type="percentage" office:value="0.21000000000000002" table:formula="of:=AVERAGE([.F12:.F18])" table:style-name="ce13">
            <text:p>21%</text:p>
          </table:table-cell>
          <table:table-cell office:value-type="percentage" office:value="1" table:formula="of:=SUM([.B19:.F19])" table:style-name="ce14">
            <text:p>100%</text:p>
          </table:table-cell>
          <table:table-cell table:number-columns-repeated="16377"/>
        </table:table-row>
        <table:table-row table:style-name="ro7">
          <table:table-cell table:number-columns-repeated="16384" table:style-name="ce1"/>
        </table:table-row>
        <table:table-row table:style-name="ro6">
          <table:table-cell office:value-type="string" table:number-columns-spanned="7" table:number-rows-spanned="1" table:style-name="ce25">
            <text:p>Bearbeitete Themen bzw. Arbeitspakete pro Person: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style-name="ce6">
            <text:p>Datum:</text:p>
          </table:table-cell>
          <table:table-cell office:value-type="string" office:string-value="Sebastian Dickgreber" table:formula="of:=IF([.C4]=&quot;&quot;;&quot;&quot;;[.C4])" table:style-name="ce7">
            <text:p>Sebastian Dickgreber</text:p>
          </table:table-cell>
          <table:table-cell office:value-type="string" office:string-value="Alica Koch" table:formula="of:=IF([.C5]=&quot;&quot;;&quot;&quot;;[.C5])" table:style-name="ce7">
            <text:p>Alica Koch</text:p>
          </table:table-cell>
          <table:table-cell office:value-type="string" office:string-value="Alexander Fricke" table:formula="of:=IF([.C6]=&quot;&quot;;&quot;&quot;;[.C6])" table:style-name="ce7">
            <text:p>Alexander Fricke</text:p>
          </table:table-cell>
          <table:table-cell office:value-type="string" office:string-value="Tim Woll" table:formula="of:=IF([.C7]=&quot;&quot;;&quot;&quot;;[.C7])" table:style-name="ce7">
            <text:p>Tim Woll</text:p>
          </table:table-cell>
          <table:table-cell office:value-type="string" office:string-value="Andreas Fuchs" table:formula="of:=IF([.C8]=&quot;&quot;;&quot;&quot;;[.C8])" table:style-name="ce7">
            <text:p>Andreas Fuchs</text:p>
          </table:table-cell>
          <table:table-cell table:style-name="ce8"/>
          <table:table-cell table:number-columns-repeated="16377"/>
        </table:table-row>
        <table:table-row table:style-name="ro8">
          <table:table-cell office:value-type="date" office:date-value="2018-11-20T00:00:00" table:style-name="ce15">
            <text:p>20.11.18</text:p>
          </table:table-cell>
          <table:table-cell office:value-type="string" table:style-name="ce16">
            <text:p>Fragen erstellen; GIT HUB Organisation/ Repo erstellt; Arbeitspakete vordefiniert</text:p>
          </table:table-cell>
          <table:table-cell office:value-type="string" table:style-name="ce16">
            <text:p>Fragen erstellen; Gantt Diagramm</text:p>
          </table:table-cell>
          <table:table-cell office:value-type="string" table:style-name="ce16">
            <text:p>Fragen erstellen; Recherche Asterisk</text:p>
          </table:table-cell>
          <table:table-cell office:value-type="string" table:style-name="ce16">
            <text:p>Fragen erstellen; Gantt Diagramm</text:p>
          </table:table-cell>
          <table:table-cell office:value-type="string" table:style-name="ce16">
            <text:p>Fragen erstellen; Recherche Asterisk</text:p>
          </table:table-cell>
          <table:table-cell office:value-type="string" office:string-value="" table:formula="of:=IF(SUM([.B23:.F23])=0;&quot;&quot;;SUM([.B23:.F23]))" table:style-name="ce17"/>
          <table:table-cell table:number-columns-repeated="16377"/>
        </table:table-row>
        <table:table-row table:style-name="ro9">
          <table:table-cell office:value-type="date" office:date-value="2018-11-21T00:00:00" table:style-name="ce15">
            <text:p>21.11.18</text:p>
          </table:table-cell>
          <table:table-cell table:number-columns-repeated="5" table:style-name="ce16"/>
          <table:table-cell office:value-type="string" office:string-value="" table:formula="of:=IF(SUM([.B24:.F24])=0;&quot;&quot;;SUM([.B24:.F24]))" table:style-name="ce17"/>
          <table:table-cell table:number-columns-repeated="16377"/>
        </table:table-row>
        <table:table-row table:style-name="ro9">
          <table:table-cell office:value-type="date" office:date-value="2018-11-22T00:00:00" table:style-name="ce15">
            <text:p>22.11.18</text:p>
          </table:table-cell>
          <table:table-cell table:number-columns-repeated="5" table:style-name="ce16"/>
          <table:table-cell office:value-type="string" office:string-value="" table:formula="of:=IF(SUM([.B25:.F25])=0;&quot;&quot;;SUM([.B25:.F25]))" table:style-name="ce17"/>
          <table:table-cell table:number-columns-repeated="16377"/>
        </table:table-row>
        <table:table-row table:style-name="ro9">
          <table:table-cell office:value-type="date" office:date-value="2018-11-23T00:00:00" table:style-name="ce15">
            <text:p>23.11.18</text:p>
          </table:table-cell>
          <table:table-cell table:number-columns-repeated="5" table:style-name="ce16"/>
          <table:table-cell office:value-type="string" office:string-value="" table:formula="of:=IF(SUM([.B26:.F26])=0;&quot;&quot;;SUM([.B26:.F26]))" table:style-name="ce17"/>
          <table:table-cell table:number-columns-repeated="16377"/>
        </table:table-row>
        <table:table-row table:style-name="ro9">
          <table:table-cell office:value-type="date" office:date-value="2018-11-26T00:00:00" table:style-name="ce15">
            <text:p>26.11.18</text:p>
          </table:table-cell>
          <table:table-cell table:number-columns-repeated="5" table:style-name="ce16"/>
          <table:table-cell table:style-name="ce17"/>
          <table:table-cell table:number-columns-repeated="16377"/>
        </table:table-row>
        <table:table-row table:style-name="ro9">
          <table:table-cell office:value-type="string" table:style-name="ce15">
            <text:p>Dokutag</text:p>
          </table:table-cell>
          <table:table-cell table:number-columns-repeated="5" table:style-name="ce16"/>
          <table:table-cell table:style-name="ce17"/>
          <table:table-cell table:number-columns-repeated="16377"/>
        </table:table-row>
        <table:table-row table:style-name="ro9">
          <table:table-cell office:value-type="string" table:style-name="ce18">
            <text:p>Präsetag</text:p>
          </table:table-cell>
          <table:table-cell table:number-columns-repeated="5" table:style-name="ce19"/>
          <table:table-cell office:value-type="string" office:string-value="" table:formula="of:=IF(SUM([.B29:.F29])=0;&quot;&quot;;SUM([.B29:.F29]))" table:style-name="ce20"/>
          <table:table-cell table:number-columns-repeated="16377"/>
        </table:table-row>
        <table:table-row table:number-rows-repeated="1048547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lbany" svg:font-family="Albany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/>
    </number:date-style>
    <number:percentage-style style:name="N37P0">
      <number:number number:decimal-places="0" number:min-integer-digits="1"/>
      <number:text>%</number:text>
    </number:percentage-style>
    <number:percentage-style style:name="N37">
      <style:text-properties fo:color="#FF0000"/>
      <number:text>-</number:text>
      <number:number number:decimal-places="0" number:min-integer-digits="1"/>
      <number:text>%</number:text>
      <style:map style:condition="value()&gt;=0" style:apply-style-name="N37P0"/>
    </number:percentag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lbany" style:font-name-asian="Albany" style:font-name-complex="Albany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ickgreber, Sebastian (S.)</meta:initial-creator>
    <dc:creator>Dickgreber, Sebastian (S.)</dc:creator>
    <meta:creation-date>2005-10-18T21:42:09Z</meta:creation-date>
    <dc:date>2018-11-20T13:19:40Z</dc:date>
    <meta:print-date>2017-09-13T17:55:54Z</meta:print-date>
    <meta:editing-cycles>36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